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99cc99" draw:textarea-horizontal-align="justify" draw:textarea-vertical-align="middle" draw:auto-grow-height="false" fo:min-height="2.411cm" fo:min-width="3.047cm"/>
    </style:style>
    <style:style style:name="gr2" style:family="graphic" style:parent-style-name="standard">
      <style:graphic-properties svg:stroke-color="#ffffff" draw:fill-color="#99ccff" draw:textarea-horizontal-align="justify" draw:textarea-vertical-align="middle" draw:auto-grow-height="false" fo:min-height="1.655cm" fo:min-width="3.056cm"/>
    </style:style>
    <style:style style:name="gr3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</style:style>
    <style:style style:name="gr5" style:family="graphic" style:parent-style-name="standard">
      <style:graphic-properties svg:stroke-color="#ffffff" draw:fill-color="#99cc99" draw:textarea-horizontal-align="justify" draw:textarea-vertical-align="middle" draw:auto-grow-height="false" fo:min-height="1.655cm" fo:min-width="3.056cm"/>
    </style:style>
    <style:style style:name="gr6" style:family="graphic" style:parent-style-name="standard">
      <style:graphic-properties svg:stroke-color="#996633" draw:fill-color="#e1e1cc" draw:textarea-horizontal-align="justify" draw:textarea-vertical-align="middle" draw:auto-grow-height="false" fo:min-height="3.703cm" fo:min-width="27.81cm"/>
    </style:style>
    <style:style style:name="gr7" style:family="graphic" style:parent-style-name="standard">
      <style:graphic-properties draw:stroke="dash" draw:stroke-dash="Fine_20_Dashed" svg:stroke-color="#996633" draw:fill-color="#e1e1cc" draw:textarea-horizontal-align="justify" draw:textarea-vertical-align="middle" draw:auto-grow-height="false" fo:min-height="3.179cm" fo:min-width="17.829cm"/>
    </style:style>
    <style:style style:name="gr8" style:family="graphic" style:parent-style-name="standard">
      <style:graphic-properties svg:stroke-color="#ff9999" draw:fill-color="#ff9999" draw:textarea-horizontal-align="justify" draw:textarea-vertical-align="middle" draw:auto-grow-height="false" fo:min-height="1.655cm" fo:min-width="3.183cm"/>
    </style:style>
    <style:style style:name="gr9" style:family="graphic" style:parent-style-name="standard">
      <style:graphic-properties svg:stroke-color="#666666" draw:fill-color="#fff7ed" draw:textarea-horizontal-align="justify" draw:textarea-vertical-align="middle" draw:auto-grow-height="false" fo:min-height="1.32cm" fo:min-width="0.898cm"/>
    </style:style>
    <style:style style:name="gr10" style:family="graphic" style:parent-style-name="standard">
      <style:graphic-properties svg:stroke-color="#666666" draw:fill-color="#fff7ed" draw:textarea-horizontal-align="justify" draw:textarea-vertical-align="middle" draw:auto-grow-height="false" fo:min-height="1.044cm" fo:min-width="1.916cm"/>
    </style:style>
    <style:style style:name="gr11" style:family="graphic" style:parent-style-name="objectwithoutfill">
      <style:graphic-properties svg:stroke-color="#666666" draw:fill="none" draw:fill-color="#fff7ed" draw:textarea-vertical-align="middle"/>
    </style:style>
    <style:style style:name="gr12" style:family="graphic" style:parent-style-name="standard">
      <style:graphic-properties draw:stroke="none" svg:stroke-color="#666666" draw:fill="none" draw:fill-color="#fff7ed" draw:textarea-horizontal-align="left" draw:auto-grow-height="true" draw:auto-grow-width="true" fo:min-height="0.387cm" fo:min-width="0.878cm"/>
    </style:style>
    <style:style style:name="gr13" style:family="graphic" style:parent-style-name="standard">
      <style:graphic-properties draw:stroke="none" svg:stroke-color="#333333" draw:fill="none" draw:fill-color="#ffffff" fo:min-height="0.387cm"/>
    </style:style>
    <style:style style:name="gr14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svg:stroke-color="#333333" draw:fill-color="#ffffff" draw:textarea-horizontal-align="justify" draw:textarea-vertical-align="middle" draw:auto-grow-height="false" fo:min-height="1.274cm" fo:min-width="3.183cm"/>
    </style:style>
    <style:style style:name="gr16" style:family="graphic" style:parent-style-name="standard">
      <style:graphic-properties draw:stroke="solid" svg:stroke-color="#333333" draw:fill="none" draw:fill-color="#ffffff" fo:min-height="0.369cm"/>
    </style:style>
    <style:style style:name="gr17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564cm"/>
    </style:style>
    <style:style style:name="gr18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2.5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3.8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3.8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0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248cm"/>
    </style:style>
    <style:style style:name="gr24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794cm"/>
    </style:style>
    <style:style style:name="gr25" style:family="graphic" style:parent-style-name="standard">
      <style:graphic-properties svg:stroke-color="#666699" draw:fill-color="#ccccff" draw:textarea-horizontal-align="justify" draw:textarea-vertical-align="middle" draw:auto-grow-height="false" fo:min-height="1.354cm" fo:min-width="2.899cm"/>
    </style:style>
    <style:style style:name="gr26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7.165cm"/>
    </style:style>
    <style:style style:name="gr28" style:family="graphic" style:parent-style-name="standard">
      <style:graphic-properties draw:stroke="none" svg:stroke-color="#000000" draw:fill="none" draw:fill-color="#ffffff" fo:min-height="0.54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30" style:family="graphic" style:parent-style-name="standard">
      <style:graphic-properties draw:stroke="none" svg:stroke-color="#000000" draw:fill="none" draw:fill-color="#ffffff" fo:min-height="0.3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</style:style>
    <style:style style:name="gr33" style:family="graphic" style:parent-style-name="standard">
      <style:graphic-properties draw:stroke="none" svg:stroke-color="#000000" draw:fill="none" draw:fill-color="#ffffff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172cm"/>
    </style:style>
    <style:style style:name="gr35" style:family="graphic" style:parent-style-name="standard">
      <style:graphic-properties draw:stroke="none" svg:stroke-color="#000000" draw:fill="none" draw:fill-color="#ffffff" fo:min-height="1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2.317cm"/>
    </style:style>
    <style:style style:name="gr38" style:family="graphic" style:parent-style-name="standard">
      <style:graphic-properties draw:stroke="none" draw:fill="none" fo:min-height="0.388cm"/>
    </style:style>
    <style:style style:name="gr39" style:family="graphic" style:parent-style-name="standard">
      <style:graphic-properties draw:stroke="none" draw:fill="none" fo:min-height="0.342cm"/>
    </style:style>
    <style:style style:name="P1" style:family="paragraph">
      <style:paragraph-properties fo:text-align="center"/>
      <style:text-properties style:font-name="Verdana" fo:font-size="9pt"/>
    </style:style>
    <style:style style:name="P2" style:family="paragraph">
      <loext:graphic-properties draw:fill-color="#99cc99"/>
      <style:paragraph-properties fo:text-align="center"/>
      <style:text-properties style:font-name="Verdana" fo:font-size="9pt" style:font-size-asian="11pt" style:font-size-complex="11pt"/>
    </style:style>
    <style:style style:name="P3" style:family="paragraph">
      <loext:graphic-properties draw:fill-color="#99ccff"/>
      <style:paragraph-properties fo:text-align="center"/>
      <style:text-properties style:font-name="Verdana" fo:font-size="9pt" style:font-size-asian="11pt" style:font-size-complex="11pt"/>
    </style:style>
    <style:style style:name="P4" style:family="paragraph">
      <style:paragraph-properties fo:text-align="center"/>
      <style:text-properties style:font-name="Verdana" fo:font-size="9pt" fo:font-style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-color="#e1e1cc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-color="#ff9999"/>
      <style:paragraph-properties fo:text-align="center"/>
      <style:text-properties style:font-name="Verdana" fo:font-size="9pt" style:font-size-asian="11pt" style:font-size-complex="11pt"/>
    </style:style>
    <style:style style:name="P10" style:family="paragraph">
      <loext:graphic-properties draw:fill-color="#fff7ed"/>
      <style:paragraph-properties fo:text-align="center"/>
      <style:text-properties style:font-name="Verdana" fo:font-size="9pt" style:font-size-asian="11pt" style:font-size-complex="11pt"/>
    </style:style>
    <style:style style:name="P11" style:family="paragraph">
      <loext:graphic-properties draw:fill-color="#fff7ed"/>
      <style:paragraph-properties fo:text-align="center"/>
      <style:text-properties style:font-name="Verdana" fo:font-size="9pt"/>
    </style:style>
    <style:style style:name="P12" style:family="paragraph">
      <loext:graphic-properties draw:fill="none" draw:fill-color="#fff7ed"/>
      <style:paragraph-properties fo:text-align="center"/>
      <style:text-properties style:font-name="Verdana" fo:font-size="9pt"/>
    </style:style>
    <style:style style:name="P13" style:family="paragraph">
      <loext:graphic-properties draw:fill="none" draw:fill-color="#fff7ed"/>
      <style:text-properties style:font-name="Verdana" fo:font-size="9pt"/>
    </style:style>
    <style:style style:name="P14" style:family="paragraph">
      <loext:graphic-properties draw:fill="none" draw:fill-color="#ffffff"/>
      <style:text-properties style:font-name="Verdana" fo:font-size="9pt" style:font-size-asian="18pt" style:font-size-complex="18pt"/>
    </style:style>
    <style:style style:name="P15" style:family="paragraph">
      <style:paragraph-properties fo:text-align="center"/>
      <style:text-properties style:font-name="Verdana" fo:font-size="9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center"/>
      <style:text-properties style:font-name="Verdana" fo:font-size="9pt" fo:font-style="italic" style:font-style-asian="italic" style:font-style-complex="italic"/>
    </style:style>
    <style:style style:name="P17" style:family="paragraph">
      <style:paragraph-properties fo:text-align="center"/>
      <style:text-properties style:font-name="Verdana" fo:font-size="9pt" style:font-size-asian="18pt" style:font-size-complex="18pt"/>
    </style:style>
    <style:style style:name="P1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center"/>
      <style:text-properties style:font-name="Consolas" fo:font-size="10.5pt" style:font-size-asian="10.5pt" style:font-size-complex="10.5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tyle="italic"/>
    </style:style>
    <style:style style:name="P22" style:family="paragraph">
      <loext:graphic-properties draw:fill="none" draw:fill-color="#ffffff"/>
      <style:paragraph-properties fo:text-align="center"/>
      <style:text-properties fo:font-style="italic"/>
    </style:style>
    <style:style style:name="P23" style:family="paragraph">
      <loext:graphic-properties draw:fill-color="#ccccff"/>
      <style:paragraph-properties fo:text-align="center"/>
      <style:text-properties style:font-name="Verdana" fo:font-size="9pt" style:font-size-asian="18pt" style:font-size-complex="18pt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none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name="Verdana" fo:font-size="9pt" fo:font-style="normal" style:font-size-asian="18pt" style:font-style-asian="normal" style:font-size-complex="18pt" style:font-style-complex="normal"/>
    </style:style>
    <style:style style:name="T3" style:family="text">
      <style:text-properties style:font-name="Verdana" fo:font-size="9pt" style:font-size-asian="11pt" style:font-size-complex="11pt"/>
    </style:style>
    <style:style style:name="T4" style:family="text">
      <style:text-properties style:font-name="Verdana" fo:font-size="9pt" style:font-size-asian="18pt" style:font-size-complex="18pt"/>
    </style:style>
    <style:style style:name="T5" style:family="text">
      <style:text-properties style:font-name="Verdana" fo:font-size="9pt" fo:font-style="italic"/>
    </style:style>
    <style:style style:name="T6" style:family="text">
      <style:text-properties style:font-name="Verdana" fo:font-size="9pt" fo:font-style="italic" style:font-size-asian="18pt" style:font-style-asian="italic" style:font-size-complex="18pt" style:font-style-complex="italic"/>
    </style:style>
    <style:style style:name="T7" style:family="text">
      <style:text-properties style:font-name="Verdana" fo:font-size="9pt" fo:font-style="italic" style:font-style-asian="italic" style:font-style-complex="italic"/>
    </style:style>
    <style:style style:name="T8" style:family="text">
      <style:text-properties style:font-name="Consolas" fo:font-size="10.5pt" style:font-size-asian="10.5pt" style:font-size-complex="10.5pt"/>
    </style:style>
    <style:style style:name="T9" style:family="text">
      <style:text-properties style:font-name="Verdana" fo:font-size="9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47cm" svg:height="2.661cm" svg:x="32.399cm" svg:y="26.959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draw:glue-point draw:id="13" svg:x="3.411cm" svg:y="-5.005cm"/>
          <draw:glue-point draw:id="14" svg:x="1.621cm" svg:y="-5.005cm"/>
          <draw:glue-point draw:id="15" svg:x="-1.511cm" svg:y="-4.911cm"/>
          <draw:glue-point draw:id="16" svg:x="-3.225cm" svg:y="-4.813cm"/>
          <draw:glue-point draw:id="17" svg:x="-4.933cm" svg:y="-4.197cm"/>
          <draw:glue-point draw:id="18" svg:x="-4.933cm" svg:y="-3.013cm"/>
          <draw:glue-point draw:id="19" svg:x="-4.933cm" svg:y="-1.751cm"/>
          <draw:glue-point draw:id="20" svg:x="-4.933cm" svg:y="1.168cm"/>
          <draw:glue-point draw:id="21" svg:x="-4.933cm" svg:y="2.352cm"/>
          <draw:glue-point draw:id="22" svg:x="-4.992cm" svg:y="3.615cm"/>
          <text:p text:style-name="P1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56cm" svg:height="1.905cm" svg:x="32.473cm" svg:y="33.418cm">
          <text:p text:style-name="P1"><text:span text:style-name="T1">AutoSys jo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4.251cm" svg:y1="33.418cm" svg:x2="34.196cm" svg:y2="32.522cm" draw:start-shape="id1" draw:start-glue-point="0" draw:end-shape="id2" draw:end-glue-point="2" svg:d="M34251 33418v-449h-55v-447" svg:viewBox="0 0 56 897">
          <text:p text:style-name="P4">26. invokes</text:p>
        </draw:connector>
        <draw:frame draw:style-name="gr4" draw:text-style-name="P6" draw:layer="layout" svg:width="1.869cm" svg:height="1.57cm" svg:x="37.036cm" svg:y="30.682cm">
          <draw:text-box>
            <text:p text:style-name="P5"><text:span text:style-name="T2">‘</text:span><text:span text:style-name="T2">Child’ batch job 2</text:span></text:p>
          </draw:text-box>
        </draw:frame>
        <draw:custom-shape draw:style-name="gr5" draw:text-style-name="P2" xml:id="id2" draw:id="id2" draw:layer="layout" svg:width="3.556cm" svg:height="1.905cm" svg:x="32.418cm" svg:y="30.617cm">
          <draw:glue-point draw:id="4" svg:x="4.91cm" svg:y="-2.803cm" draw:escape-direction="left"/>
          <draw:glue-point draw:id="5" svg:x="4.91cm" svg:y="1.916cm"/>
          <draw:glue-point draw:id="6" svg:x="4.929cm" svg:y="3.312cm"/>
          <draw:glue-point draw:id="7" svg:x="-4.929cm" svg:y="-2.797cm"/>
          <draw:glue-point draw:id="8" svg:x="-4.87cm" svg:y="2.603cm"/>
          <text:p text:style-name="P1"><text:span text:style-name="T1">Shell Scri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4.196cm" svg:y1="30.617cm" svg:x2="34.172cm" svg:y2="29.62cm" draw:start-shape="id2" draw:start-glue-point="0" draw:end-shape="id3" draw:end-glue-point="2" svg:d="M34196 30617v-499h-24v-498" svg:viewBox="0 0 25 998">
          <text:p text:style-name="P4">28. invokes</text:p>
        </draw:connector>
        <draw:custom-shape draw:style-name="gr6" draw:text-style-name="P7" draw:layer="layout" svg:width="28.309cm" svg:height="7.488cm" svg:x="10.622cm" svg:y="12.4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7" draw:layer="layout" svg:width="18.329cm" svg:height="3.429cm" svg:x="14.783cm" svg:y="15.313cm">
          <draw:glue-point draw:id="4" svg:x="3.047cm" svg:y="-2.633cm"/>
          <draw:glue-point draw:id="5" svg:x="4.329cm" svg:y="-2.633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556cm" svg:height="1.905cm" svg:x="4.161cm" svg:y="1cm">
          <text:p text:style-name="P8"><text:span text:style-name="T3">AutoSys jo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556cm" svg:height="1.905cm" svg:x="4.161cm" svg:y="4.256cm">
          <draw:glue-point draw:id="4" svg:x="4.91cm" svg:y="-2.803cm" draw:escape-direction="left"/>
          <draw:glue-point draw:id="5" svg:x="4.91cm" svg:y="1.916cm"/>
          <draw:glue-point draw:id="6" svg:x="4.929cm" svg:y="3.312cm"/>
          <text:p text:style-name="P8"><text:span text:style-name="T3">Shell 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547cm" svg:height="2.661cm" svg:x="4.161cm" svg:y="8.516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text:p text:style-name="P8"><text:span text:style-name="T3">Java </text:span><text:span text:style-name="T3"><text:line-break/></text:span><text:span text:style-name="T3">Batch Progra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0" draw:id="id10" draw:layer="layout" svg:width="3.683cm" svg:height="1.905cm" svg:x="10.987cm" svg:y="13.462cm">
          <draw:glue-point draw:id="4" svg:x="-4.944cm" svg:y="-2.467cm"/>
          <draw:glue-point draw:id="5" svg:x="-4.944cm" svg:y="2.671cm"/>
          <text:p text:style-name="P8"><text:span text:style-name="T3">Stored </text:span><text:span text:style-name="T3">Proce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8" draw:id="id8" draw:layer="layout" svg:width="1.397cm" svg:height="1.778cm" svg:x="13.342cm" svg:y="6.849cm">
          <text:p text:style-name="P8"><text:span text:style-name="T3">Java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0" xml:id="id7" draw:id="id7" draw:layer="layout" svg:width="1.397cm" svg:height="1.778cm" svg:x="13.324cm" svg:y="2.769cm">
          <text:p text:style-name="P8"><text:span text:style-name="T3">Shell </text:span><text:span text:style-name="T3"><text:line-break/></text:span><text:span text:style-name="T3">script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9" draw:id="id9">
          <draw:custom-shape draw:style-name="gr10" draw:text-style-name="P11" draw:layer="layout" svg:width="2.416cm" svg:height="1.294cm" svg:x="16.666cm" svg:y="5.1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2" draw:layer="layout" svg:x1="16.66cm" svg:y1="5.192cm" svg:x2="17.816cm" svg:y2="5.959cm">
            <text:p/>
          </draw:line>
          <draw:line draw:style-name="gr11" draw:text-style-name="P12" draw:layer="layout" svg:x1="19.08cm" svg:y1="5.193cm" svg:x2="17.813cm" svg:y2="5.959cm">
            <text:p/>
          </draw:line>
          <draw:frame draw:style-name="gr12" draw:text-style-name="P13" draw:layer="layout" svg:width="1.378cm" svg:height="0.637cm" svg:x="17.775cm" svg:y="5.929cm">
            <draw:text-box>
              <text:p><text:span text:style-name="T3">Email</text:span></text:p>
            </draw:text-box>
          </draw:frame>
        </draw:g>
        <draw:frame draw:style-name="gr13" draw:text-style-name="P14" draw:layer="layout" svg:width="5.504cm" svg:height="0.637cm" svg:x="16.284cm" svg:y="18.177cm">
          <draw:text-box>
            <text:p><text:span text:style-name="T4">Job Control </text:span><text:span text:style-name="T4">Tables</text:span></text:p>
          </draw:text-box>
        </draw:frame>
        <draw:connector draw:style-name="gr3" draw:text-style-name="P4" draw:layer="layout" svg:x1="5.939cm" svg:y1="2.905cm" svg:x2="5.939cm" svg:y2="4.256cm" draw:start-shape="id4" draw:start-glue-point="2" draw:end-shape="id5" draw:end-glue-point="0" svg:d="M5939 2905v1351" svg:viewBox="0 0 1 1352">
          <text:p text:style-name="P8"><text:span text:style-name="T5">2. invokes</text:span></text:p>
        </draw:connector>
        <draw:connector draw:style-name="gr3" draw:text-style-name="P4" draw:layer="layout" svg:x1="5.939cm" svg:y1="6.161cm" svg:x2="5.934cm" svg:y2="8.516cm" draw:start-shape="id5" draw:start-glue-point="2" draw:end-shape="id6" draw:end-glue-point="0" svg:d="M5939 6161v1177h-5v1178" svg:viewBox="0 0 6 2356">
          <text:p text:style-name="P8"><text:span text:style-name="T5">4. invokes</text:span></text:p>
        </draw:connector>
        <draw:connector draw:style-name="gr3" draw:text-style-name="P15" draw:layer="layout" draw:line-skew="8.285cm" svg:x1="7.684cm" svg:y1="4.675cm" svg:x2="13.324cm" svg:y2="3.658cm" draw:start-shape="id5" draw:start-glue-point="4" draw:end-shape="id7" draw:end-glue-point="5" svg:d="M7684 4675h4261v-1017h1379" svg:viewBox="0 0 5641 1018">
          <text:p text:style-name="P8"><text:span text:style-name="T6">3. begins </text:span><text:span text:style-name="T6">writing</text:span></text:p>
        </draw:connector>
        <draw:connector draw:style-name="gr3" draw:text-style-name="P16" draw:layer="layout" svg:x1="7.676cm" svg:y1="8.816cm" svg:x2="13.342cm" svg:y2="7.738cm" draw:start-shape="id6" draw:start-glue-point="9" draw:end-shape="id8" draw:end-glue-point="5" svg:d="M7676 8816h2848v-1078h2818" svg:viewBox="0 0 5667 1079">
          <text:p text:style-name="P8"><text:span text:style-name="T7">5. begins writing</text:span></text:p>
        </draw:connector>
        <draw:connector draw:style-name="gr3" draw:text-style-name="P16" draw:layer="layout" svg:x1="7.691cm" svg:y1="5.838cm" svg:x2="16.66cm" svg:y2="5.878cm" draw:start-shape="id5" draw:start-glue-point="6" draw:end-shape="id9" draw:end-glue-point="3" svg:d="M7691 5838h4498v40h4471" svg:viewBox="0 0 8970 41">
          <text:p text:style-name="P8"><text:span text:style-name="T7">14. sends</text:span></text:p>
        </draw:connector>
        <draw:connector draw:style-name="gr14" draw:text-style-name="P1" draw:layer="layout" svg:x1="7.393cm" svg:y1="11.177cm" svg:x2="10.987cm" svg:y2="14.414cm" draw:start-shape="id6" draw:start-glue-point="7" draw:end-shape="id10" draw:end-glue-point="3" svg:d="M7393 11177v3237h3594" svg:viewBox="0 0 3595 3238">
          <text:p/>
        </draw:connector>
        <draw:connector draw:style-name="gr14" draw:text-style-name="P17" draw:layer="layout" svg:x1="7.707cm" svg:y1="10.172cm" svg:x2="20.783cm" svg:y2="16.193cm" draw:start-shape="id6" draw:start-glue-point="12" draw:end-shape="id11" draw:end-glue-point="4" svg:d="M7707 10172h13076v6021" svg:viewBox="0 0 13077 6022">
          <text:p/>
        </draw:connector>
        <draw:g xml:id="id14" draw:id="id14">
          <draw:glue-point draw:id="4" svg:x="-4.018cm" svg:y="5.006cm"/>
          <draw:glue-point draw:id="5" svg:x="3.035cm" svg:y="4.94cm"/>
          <draw:custom-shape draw:style-name="gr15" draw:text-style-name="P18" draw:layer="layout" svg:width="3.683cm" svg:height="1.524cm" svg:x="15.583cm" svg:y="16.18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651cm" svg:height="0.619cm" svg:x="15.603cm" svg:y="16.204cm">
            <draw:text-box>
              <text:p text:style-name="P8"><text:span text:style-name="T8">APPL_JOB_ID_SEQ</text:span></text:p>
            </draw:text-box>
          </draw:frame>
        </draw:g>
        <draw:g xml:id="id11" draw:id="id11">
          <draw:glue-point draw:id="4" svg:x="-3.367cm" svg:y="-5.006cm"/>
          <draw:glue-point draw:id="5" svg:x="2.408cm" svg:y="-5.006cm"/>
          <draw:glue-point draw:id="6" svg:x="2.675cm" svg:y="4.885cm"/>
          <draw:glue-point draw:id="7" svg:x="-3.097cm" svg:y="4.987cm"/>
          <draw:glue-point draw:id="8" svg:x="4.115cm" svg:y="4.975cm"/>
          <draw:custom-shape draw:style-name="gr17" draw:text-style-name="P18" draw:layer="layout" svg:width="4.064cm" svg:height="1.651cm" svg:x="20.117cm" svg:y="16.2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4.074cm" svg:height="0.619cm" svg:x="20.12cm" svg:y="16.193cm">
            <draw:text-box>
              <text:p text:style-name="P8"><text:span text:style-name="T8">APPL_JOB_HDR</text:span></text:p>
            </draw:text-box>
          </draw:frame>
        </draw:g>
        <draw:g xml:id="id12" draw:id="id12">
          <draw:glue-point draw:id="4" svg:x="2.598cm" svg:y="-5.009cm"/>
          <draw:glue-point draw:id="5" svg:x="-3.218cm" svg:y="-4.894cm"/>
          <draw:glue-point draw:id="6" svg:x="2.814cm" svg:y="4.869cm"/>
          <draw:glue-point draw:id="7" svg:x="-2.992cm" svg:y="5.003cm"/>
          <draw:glue-point draw:id="8" svg:x="-1.404cm" svg:y="5.003cm"/>
          <draw:glue-point draw:id="9" svg:x="4.038cm" svg:y="4.948cm"/>
          <draw:glue-point draw:id="10" svg:x="-4.022cm" svg:y="5.003cm"/>
          <draw:glue-point draw:id="11" svg:x="-2.299cm" svg:y="4.948cm"/>
          <draw:glue-point draw:id="12" svg:x="1.696cm" svg:y="4.948cm"/>
          <draw:custom-shape draw:style-name="gr18" draw:text-style-name="P18" draw:layer="layout" svg:width="3.048cm" svg:height="1.651cm" svg:x="24.816cm" svg:y="16.1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018cm" svg:height="0.619cm" svg:x="24.829cm" svg:y="16.121cm">
            <draw:text-box>
              <text:p text:style-name="P8"><text:span text:style-name="T8">APPL_JOB_DTL</text:span></text:p>
            </draw:text-box>
          </draw:frame>
        </draw:g>
        <draw:frame draw:style-name="gr13" draw:text-style-name="P14" draw:layer="layout" svg:width="3.416cm" svg:height="0.637cm" svg:x="10.884cm" svg:y="18.178cm">
          <draw:text-box>
            <text:p><text:span text:style-name="T4">RDBMS</text:span></text:p>
          </draw:text-box>
        </draw:frame>
        <draw:connector draw:style-name="gr14" draw:text-style-name="P1" draw:layer="layout" svg:x1="7.676cm" svg:y1="10.595cm" svg:x2="25.36cm" svg:y2="16.12cm" draw:start-shape="id6" draw:start-glue-point="11" draw:end-shape="id12" draw:end-glue-point="5" svg:d="M7676 10595h17684v5525" svg:viewBox="0 0 17685 5526">
          <text:p/>
        </draw:connector>
        <draw:connector draw:style-name="gr14" draw:text-style-name="P1" draw:layer="layout" draw:line-skew="-1.708cm" svg:x1="5.934cm" svg:y1="11.177cm" svg:x2="27.131cm" svg:y2="16.102cm" draw:start-shape="id6" draw:start-glue-point="2" draw:end-shape="id12" draw:end-glue-point="4" svg:d="M5934 11177v754h21197v4171" svg:viewBox="0 0 21198 4926">
          <text:p/>
        </draw:connector>
        <draw:connector draw:style-name="gr14" draw:text-style-name="P1" draw:layer="layout" draw:line-skew="-1.175cm" svg:x1="5.173cm" svg:y1="11.177cm" svg:x2="23.136cm" svg:y2="16.193cm" draw:start-shape="id6" draw:start-glue-point="8" draw:end-shape="id11" draw:end-glue-point="5" svg:d="M5173 11177v1333h17963v3683" svg:viewBox="0 0 17964 5017">
          <text:p/>
        </draw:connector>
        <draw:connector draw:style-name="gr14" draw:text-style-name="P1" draw:layer="layout" draw:line-skew="10.158cm" svg:x1="7.766cm" svg:y1="9.534cm" svg:x2="17.424cm" svg:y2="16.187cm" draw:start-shape="id13" draw:start-glue-point="3" draw:end-shape="id14" draw:end-glue-point="0" svg:d="M7766 9534h9658v3525 3128" svg:viewBox="0 0 9659 6654">
          <text:p/>
        </draw:connector>
        <draw:frame draw:style-name="gr19" draw:text-style-name="P20" draw:layer="layout" svg:width="4.346cm" svg:height="0.637cm" svg:x="8.012cm" svg:y="9.895cm">
          <draw:text-box>
            <text:p><text:span text:style-name="T4">9. </text:span><text:span text:style-name="T6">inserts</text:span><text:span text:style-name="T4"> </text:span><text:span text:style-name="T6">header record</text:span></text:p>
          </draw:text-box>
        </draw:frame>
        <draw:frame draw:style-name="gr20" draw:text-style-name="P21" draw:layer="layout" svg:width="4.329cm" svg:height="0.637cm" svg:x="8.102cm" svg:y="10.275cm">
          <draw:text-box>
            <text:p><text:span text:style-name="T9">10. inserts detail record</text:span></text:p>
          </draw:text-box>
        </draw:frame>
        <draw:frame draw:style-name="gr21" draw:text-style-name="P22" draw:layer="layout" svg:width="2.82cm" svg:height="1.409cm" svg:x="5.383cm" svg:y="13.217cm">
          <draw:text-box>
            <text:p text:style-name="P8"><text:span text:style-name="T9">11. calls stored procedure</text:span></text:p>
          </draw:text-box>
        </draw:frame>
        <draw:frame draw:style-name="gr22" draw:text-style-name="P21" draw:layer="layout" svg:width="4.528cm" svg:height="0.637cm" svg:x="12.038cm" svg:y="11.35cm">
          <draw:text-box>
            <text:p><text:span text:style-name="T9">12. </text:span><text:span text:style-name="T6">updates</text:span><text:span text:style-name="T9"> detail record</text:span></text:p>
          </draw:text-box>
        </draw:frame>
        <draw:frame draw:style-name="gr23" draw:text-style-name="P21" draw:layer="layout" svg:width="4.748cm" svg:height="0.637cm" svg:x="12.166cm" svg:y="11.945cm">
          <draw:text-box>
            <text:p><text:span text:style-name="T9">13. updates header record</text:span></text:p>
          </draw:text-box>
        </draw:frame>
        <draw:g xml:id="id16" draw:id="id16">
          <draw:glue-point draw:id="4" svg:x="-3.011cm" svg:y="-5.006cm"/>
          <draw:glue-point draw:id="5" svg:x="2.442cm" svg:y="-4.915cm"/>
          <draw:glue-point draw:id="6" svg:x="-3.185cm" svg:y="4.854cm"/>
          <draw:glue-point draw:id="7" svg:x="2.536cm" svg:y="4.957cm"/>
          <draw:glue-point draw:id="8" svg:x="-3.884cm" svg:y="4.957cm"/>
          <draw:glue-point draw:id="9" svg:x="-2.27cm" svg:y="4.83cm"/>
          <draw:glue-point draw:id="10" svg:x="3.989cm" svg:y="4.957cm"/>
          <draw:glue-point draw:id="11" svg:x="1.592cm" svg:y="5cm"/>
          <draw:custom-shape draw:style-name="gr24" draw:text-style-name="P18" draw:layer="layout" svg:width="4.294cm" svg:height="1.651cm" svg:x="28.583cm" svg:y="16.12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4.279cm" svg:height="0.619cm" svg:x="28.593cm" svg:y="16.12cm">
            <draw:text-box>
              <text:p text:style-name="P8"><text:span text:style-name="T8">APPL_JOB</text:span><text:span text:style-name="T8">_EXEC_CT</text:span><text:span text:style-name="T8">L</text:span></text:p>
            </draw:text-box>
          </draw:frame>
        </draw:g>
        <draw:custom-shape draw:style-name="gr25" draw:text-style-name="P23" xml:id="id15" draw:id="id15" draw:layer="layout" svg:width="4.805cm" svg:height="2.266cm" svg:x="27.035cm" svg:y="1.46cm">
          <text:p text:style-name="P8"><text:span text:style-name="T4">Initiator </text:span><text:span text:style-name="T4"><text:line-break/></text:span><text:span text:style-name="T4">(stored procedure, </text:span><text:span text:style-name="T4"><text:line-break/></text:span><text:span text:style-name="T4">batch job, GUI </text:span><text:span text:style-name="T4">ac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draw:layer="layout" svg:x1="29.438cm" svg:y1="3.726cm" svg:x2="29.438cm" svg:y2="16.12cm" draw:start-shape="id15" draw:start-glue-point="8" draw:end-shape="id16" draw:end-glue-point="4" svg:d="M29438 3726v12394" svg:viewBox="0 0 1 12395">
          <text:p/>
        </draw:connector>
        <draw:connector draw:style-name="gr26" draw:text-style-name="P15" draw:layer="layout" svg:x1="7.684cm" svg:y1="9.129cm" svg:x2="30.73cm" svg:y2="16.12cm" draw:start-shape="id6" draw:start-glue-point="4" draw:end-shape="id16" draw:end-glue-point="0" svg:d="M7684 9129h23046v6991" svg:viewBox="0 0 23047 6992">
          <text:p/>
        </draw:connector>
        <draw:frame draw:style-name="gr27" draw:text-style-name="P24" draw:layer="layout" svg:width="7.665cm" svg:height="0.637cm" svg:x="7.716cm" svg:y="8.78cm">
          <draw:text-box>
            <text:p><text:span text:style-name="T6">6. checks </text:span><text:span text:style-name="T6">for record </text:span><text:span text:style-name="T6">with </text:span><text:span text:style-name="T6">matching </text:span><text:span text:style-name="T6">job name</text:span></text:p>
          </draw:text-box>
        </draw:frame>
        <draw:frame draw:style-name="gr28" draw:text-style-name="P24" xml:id="id13" draw:id="id13" draw:layer="layout" svg:width="4.004cm" svg:height="0.794cm" svg:x="7.766cm" svg:y="9.137cm">
          <draw:text-box>
            <text:p><text:span text:style-name="T7">7. obtains new </text:span><text:span text:style-name="T7">job_id</text:span></text:p>
          </draw:text-box>
        </draw:frame>
        <draw:connector draw:style-name="gr26" draw:text-style-name="P15" draw:layer="layout" svg:x1="7.708cm" svg:y1="9.846cm" svg:x2="31.778cm" svg:y2="16.135cm" draw:start-shape="id6" draw:start-glue-point="1" draw:end-shape="id16" draw:end-glue-point="5" svg:d="M7708 9846h24070v6289" svg:viewBox="0 0 24071 6290">
          <text:p/>
        </draw:connector>
        <draw:frame draw:style-name="gr29" draw:text-style-name="P20" draw:layer="layout" svg:width="3.209cm" svg:height="0.7cm" svg:x="27.689cm" svg:y="4.912cm">
          <draw:text-box>
            <text:p><text:span text:style-name="T6">1. inserts </text:span><text:span text:style-name="T6">record</text:span></text:p>
          </draw:text-box>
        </draw:frame>
        <draw:frame draw:style-name="gr30" draw:text-style-name="P24" draw:layer="layout" svg:width="7.924cm" svg:height="0.637cm" svg:x="7.873cm" svg:y="9.489cm">
          <draw:text-box>
            <text:p><text:span text:style-name="T7">8. updates the control record </text:span><text:span text:style-name="T7">with the job_id</text:span></text:p>
          </draw:text-box>
        </draw:frame>
        <draw:custom-shape draw:style-name="gr1" draw:text-style-name="P2" xml:id="id19" draw:id="id19" draw:layer="layout" svg:width="3.547cm" svg:height="2.661cm" svg:x="4.161cm" svg:y="21.753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draw:glue-point draw:id="13" svg:x="3.411cm" svg:y="-5.005cm"/>
          <draw:glue-point draw:id="14" svg:x="1.621cm" svg:y="-5.005cm"/>
          <draw:glue-point draw:id="15" svg:x="-1.511cm" svg:y="-4.911cm"/>
          <draw:glue-point draw:id="16" svg:x="-3.225cm" svg:y="-4.813cm"/>
          <text:p text:style-name="P8"><text:span text:style-name="T3">Java </text:span><text:span text:style-name="T3"><text:line-break/></text:span><text:span text:style-name="T3">Batch Progra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3.556cm" svg:height="1.905cm" svg:x="4.235cm" svg:y="29.712cm">
          <text:p text:style-name="P8"><text:span text:style-name="T3">AutoSys jo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013cm" svg:y1="29.712cm" svg:x2="5.958cm" svg:y2="28.816cm" draw:start-shape="id17" draw:start-glue-point="0" draw:end-shape="id18" draw:end-glue-point="2" svg:d="M6013 29712v-449h-55v-447" svg:viewBox="0 0 56 897">
          <text:p text:style-name="P8"><text:span text:style-name="T5">15. invokes</text:span></text:p>
        </draw:connector>
        <draw:frame draw:style-name="gr31" draw:text-style-name="P6" draw:layer="layout" svg:width="1.869cm" svg:height="1.518cm" svg:x="1.301cm" svg:y="4.525cm">
          <draw:text-box>
            <text:p text:style-name="P8"><text:span text:style-name="T2">‘</text:span><text:span text:style-name="T2">Parent’ </text:span><text:span text:style-name="T2">batch job</text:span></text:p>
          </draw:text-box>
        </draw:frame>
        <draw:frame draw:style-name="gr31" draw:text-style-name="P6" draw:layer="layout" svg:width="1.869cm" svg:height="1.518cm" svg:x="1.001cm" svg:y="27.192cm">
          <draw:text-box>
            <text:p text:style-name="P8"><text:span text:style-name="T2">‘</text:span><text:span text:style-name="T2">Child’ </text:span><text:span text:style-name="T2">batch job 1</text:span></text:p>
          </draw:text-box>
        </draw:frame>
        <draw:connector draw:style-name="gr26" draw:text-style-name="P15" draw:layer="layout" svg:x1="7.684cm" svg:y1="22.366cm" svg:x2="29.063cm" svg:y2="17.764cm" draw:start-shape="id19" draw:start-glue-point="4" draw:end-shape="id16" draw:end-glue-point="8" svg:d="M7684 22366h21379v-4602" svg:viewBox="0 0 21380 4603">
          <text:p/>
        </draw:connector>
        <draw:custom-shape draw:style-name="gr5" draw:text-style-name="P2" xml:id="id18" draw:id="id18" draw:layer="layout" svg:width="3.556cm" svg:height="1.905cm" svg:x="4.18cm" svg:y="26.911cm">
          <draw:glue-point draw:id="4" svg:x="4.91cm" svg:y="-2.803cm" draw:escape-direction="left"/>
          <draw:glue-point draw:id="5" svg:x="4.91cm" svg:y="1.916cm"/>
          <draw:glue-point draw:id="6" svg:x="4.929cm" svg:y="3.312cm"/>
          <text:p text:style-name="P8"><text:span text:style-name="T3">Shell Scri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958cm" svg:y1="26.911cm" svg:x2="5.934cm" svg:y2="24.414cm" draw:start-shape="id18" draw:start-glue-point="0" draw:end-shape="id19" draw:end-glue-point="2" svg:d="M5958 26911v-1249h-24v-1248" svg:viewBox="0 0 25 2498">
          <text:p text:style-name="P8"><text:span text:style-name="T5">17. invokes</text:span></text:p>
        </draw:connector>
        <draw:connector draw:style-name="gr14" draw:text-style-name="P1" draw:layer="layout" svg:x1="7.676cm" svg:y1="23.832cm" svg:x2="10.908cm" svg:y2="16.874cm" draw:start-shape="id19" draw:start-glue-point="11" draw:end-shape="id20" draw:end-glue-point="3" svg:d="M7676 23832h1631v-6958h1601" svg:viewBox="0 0 3233 6959">
          <text:p/>
        </draw:connector>
        <draw:connector draw:style-name="gr14" draw:text-style-name="P1" draw:layer="layout" svg:x1="7.707cm" svg:y1="23.409cm" svg:x2="25.115cm" svg:y2="17.752cm" draw:start-shape="id19" draw:start-glue-point="12" draw:end-shape="id12" draw:end-glue-point="10" svg:d="M7707 23409h17408v-5657" svg:viewBox="0 0 17409 5658">
          <text:p/>
        </draw:connector>
        <draw:connector draw:style-name="gr14" draw:text-style-name="P1" draw:layer="layout" svg:x1="7.691cm" svg:y1="22.709cm" svg:x2="15.945cm" svg:y2="17.711cm" draw:start-shape="id19" draw:start-glue-point="10" draw:end-shape="id14" draw:end-glue-point="4" svg:d="M7691 22709h8254v-4998" svg:viewBox="0 0 8255 4999">
          <text:p/>
        </draw:connector>
        <draw:connector draw:style-name="gr26" draw:text-style-name="P15" draw:layer="layout" svg:x1="7.708cm" svg:y1="23.083cm" svg:x2="29.756cm" svg:y2="17.743cm" draw:start-shape="id19" draw:start-glue-point="1" draw:end-shape="id16" draw:end-glue-point="9" svg:d="M7708 23083h22048v-5340" svg:viewBox="0 0 22049 5341">
          <text:p/>
        </draw:connector>
        <draw:connector draw:style-name="gr14" draw:text-style-name="P1" draw:layer="layout" svg:x1="7.684cm" svg:y1="24.158cm" svg:x2="25.64cm" svg:y2="17.743cm" draw:start-shape="id19" draw:start-glue-point="6" draw:end-shape="id12" draw:end-glue-point="11" svg:d="M7684 24158h17956v-6415" svg:viewBox="0 0 17957 6416">
          <text:p/>
        </draw:connector>
        <draw:frame draw:style-name="gr32" draw:text-style-name="P24" draw:layer="layout" svg:width="9.288cm" svg:height="0.637cm" svg:x="7.551cm" svg:y="22.05cm">
          <draw:text-box>
            <text:p><text:span text:style-name="T6">19. checks for </text:span><text:span text:style-name="T6">record with </text:span><text:span text:style-name="T6">matching job </text:span><text:span text:style-name="T6">name</text:span></text:p>
          </draw:text-box>
          <draw:glue-point draw:id="4" svg:x="-4.621cm" svg:y="-2.715cm"/>
          <draw:glue-point draw:id="5" svg:x="-4.688cm" svg:y="-0.015cm"/>
          <draw:glue-point draw:id="6" svg:x="-4.195cm" svg:y="-0.832cm"/>
        </draw:frame>
        <draw:frame draw:style-name="gr20" draw:text-style-name="P24" draw:layer="layout" svg:width="4.329cm" svg:height="0.637cm" svg:x="8.093cm" svg:y="23.047cm">
          <draw:text-box>
            <text:p><text:span text:style-name="T6">22. inserts detail </text:span><text:span text:style-name="T6">record</text:span></text:p>
          </draw:text-box>
        </draw:frame>
        <draw:frame draw:style-name="gr33" draw:text-style-name="P24" draw:layer="layout" svg:width="4.328cm" svg:height="0.637cm" svg:x="7.749cm" svg:y="22.39cm">
          <draw:text-box>
            <text:p><text:span text:style-name="T7">20. obtains new job_id</text:span></text:p>
          </draw:text-box>
          <draw:glue-point draw:id="4" svg:x="-4.4cm" svg:y="-5cm"/>
        </draw:frame>
        <draw:frame draw:style-name="gr30" draw:text-style-name="P24" draw:layer="layout" svg:width="7.924cm" svg:height="0.637cm" svg:x="7.874cm" svg:y="22.724cm">
          <draw:text-box>
            <text:p><text:span text:style-name="T7">21. updates the control record with the job_id</text:span></text:p>
          </draw:text-box>
        </draw:frame>
        <draw:custom-shape draw:style-name="gr8" draw:text-style-name="P9" xml:id="id20" draw:id="id20" draw:layer="layout" svg:width="3.683cm" svg:height="1.905cm" svg:x="10.908cm" svg:y="15.922cm">
          <draw:glue-point draw:id="4" svg:x="-4.944cm" svg:y="-2.467cm"/>
          <draw:glue-point draw:id="5" svg:x="-4.944cm" svg:y="2.671cm"/>
          <text:p text:style-name="P8"><text:span text:style-name="T3">Stored Proce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4" draw:layer="layout" svg:width="4.672cm" svg:height="0.637cm" svg:x="8.547cm" svg:y="19.685cm">
          <draw:text-box>
            <text:p><text:span text:style-name="T7">23. calls stored procedure</text:span></text:p>
          </draw:text-box>
        </draw:frame>
        <draw:frame draw:style-name="gr22" draw:text-style-name="P21" draw:layer="layout" svg:width="4.528cm" svg:height="0.637cm" svg:x="16.603cm" svg:y="23.882cm">
          <draw:text-box>
            <text:p><text:span text:style-name="T5">24. updates detail record</text:span></text:p>
          </draw:text-box>
        </draw:frame>
        <draw:custom-shape draw:style-name="gr9" draw:text-style-name="P10" xml:id="id22" draw:id="id22" draw:layer="layout" svg:width="1.397cm" svg:height="1.778cm" svg:x="4.697cm" svg:y="18.241cm">
          <text:p text:style-name="P8"><text:span text:style-name="T3">Java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0" xml:id="id21" draw:id="id21" draw:layer="layout" svg:width="1.397cm" svg:height="1.778cm" svg:x="12.912cm" svg:y="28.331cm">
          <text:p text:style-name="P8"><text:span text:style-name="T3">Shell </text:span><text:span text:style-name="T3"><text:line-break/></text:span><text:span text:style-name="T3">script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23" draw:id="id23">
          <draw:custom-shape draw:style-name="gr10" draw:text-style-name="P11" draw:layer="layout" svg:width="2.416cm" svg:height="1.294cm" svg:x="12.699cm" svg:y="25.57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2" draw:layer="layout" svg:x1="12.693cm" svg:y1="25.575cm" svg:x2="13.849cm" svg:y2="26.342cm">
            <text:p/>
          </draw:line>
          <draw:line draw:style-name="gr11" draw:text-style-name="P12" draw:layer="layout" svg:x1="15.113cm" svg:y1="25.576cm" svg:x2="13.846cm" svg:y2="26.342cm">
            <text:p/>
          </draw:line>
          <draw:frame draw:style-name="gr12" draw:text-style-name="P13" draw:layer="layout" svg:width="1.378cm" svg:height="0.637cm" svg:x="13.808cm" svg:y="26.312cm">
            <draw:text-box>
              <text:p><text:span text:style-name="T3">Email</text:span></text:p>
            </draw:text-box>
          </draw:frame>
        </draw:g>
        <draw:connector draw:style-name="gr3" draw:text-style-name="P15" draw:layer="layout" svg:x1="7.71cm" svg:y1="28.493cm" svg:x2="12.912cm" svg:y2="29.22cm" draw:start-shape="id18" draw:start-glue-point="6" draw:end-shape="id21" draw:end-glue-point="5" svg:d="M7710 28493h2614v727h2588" svg:viewBox="0 0 5203 728">
          <text:p text:style-name="P8"><text:span text:style-name="T6">16. begins writing</text:span></text:p>
        </draw:connector>
        <draw:connector draw:style-name="gr3" draw:text-style-name="P16" draw:layer="layout" svg:x1="5.399cm" svg:y1="21.777cm" svg:x2="5.396cm" svg:y2="20.019cm" draw:start-shape="id19" draw:start-glue-point="15" draw:end-shape="id22" draw:end-glue-point="6" svg:d="M5399 21777v-891h-3v-867" svg:viewBox="0 0 4 1759">
          <text:p text:style-name="P8"><text:span text:style-name="T7">18. begins writing</text:span></text:p>
        </draw:connector>
        <draw:connector draw:style-name="gr3" draw:text-style-name="P16" draw:layer="layout" draw:line-skew="6.694cm" svg:x1="7.703cm" svg:y1="27.33cm" svg:x2="12.693cm" svg:y2="26.261cm" draw:start-shape="id18" draw:start-glue-point="4" draw:end-shape="id23" draw:end-glue-point="3" svg:d="M7703 27330h2670v-1069h2320" svg:viewBox="0 0 4991 1070">
          <text:p text:style-name="P8"><text:span text:style-name="T7">25.. sends</text:span></text:p>
        </draw:connector>
        <draw:custom-shape draw:style-name="gr8" draw:text-style-name="P9" xml:id="id27" draw:id="id27" draw:layer="layout" svg:width="3.683cm" svg:height="1.905cm" svg:x="34.632cm" svg:y="16.192cm">
          <draw:glue-point draw:id="4" svg:x="-4.944cm" svg:y="-2.467cm"/>
          <draw:glue-point draw:id="5" svg:x="-4.944cm" svg:y="2.671cm"/>
          <text:p text:style-name="P8"><text:span text:style-name="T3">Stored Proce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4" draw:id="id24" draw:layer="layout" svg:width="1.397cm" svg:height="1.778cm" svg:x="25.675cm" svg:y="32.976cm">
          <text:p text:style-name="P8"><text:span text:style-name="T3">Shell </text:span><text:span text:style-name="T3"><text:line-break/></text:span><text:span text:style-name="T3">script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5" draw:layer="layout" svg:x1="32.465cm" svg:y1="32.064cm" svg:x2="27.072cm" svg:y2="33.865cm" draw:start-shape="id2" draw:start-glue-point="8" draw:end-shape="id24" draw:end-glue-point="7" svg:d="M32465 32064h-2720v1801h-2673" svg:viewBox="0 0 5394 1802">
          <text:p text:style-name="P8"><text:span text:style-name="T6">27. </text:span><text:span text:style-name="T6">begin</text:span><text:span text:style-name="T6">s </text:span><text:span text:style-name="T6">writin</text:span><text:span text:style-name="T6">g</text:span></text:p>
        </draw:connector>
        <draw:g xml:id="id25" draw:id="id25">
          <draw:custom-shape draw:style-name="gr10" draw:text-style-name="P11" draw:layer="layout" svg:width="2.416cm" svg:height="1.294cm" svg:x="24.453cm" svg:y="30.33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2" draw:layer="layout" svg:x1="24.447cm" svg:y1="30.341cm" svg:x2="25.603cm" svg:y2="31.108cm">
            <text:p/>
          </draw:line>
          <draw:line draw:style-name="gr11" draw:text-style-name="P12" draw:layer="layout" svg:x1="26.867cm" svg:y1="30.342cm" svg:x2="25.6cm" svg:y2="31.108cm">
            <text:p/>
          </draw:line>
          <draw:frame draw:style-name="gr12" draw:text-style-name="P13" draw:layer="layout" svg:width="1.378cm" svg:height="0.637cm" svg:x="25.562cm" svg:y="31.078cm">
            <draw:text-box>
              <text:p><text:span text:style-name="T3">Email</text:span></text:p>
            </draw:text-box>
          </draw:frame>
        </draw:g>
        <draw:connector draw:style-name="gr3" draw:text-style-name="P16" draw:layer="layout" svg:x1="32.444cm" svg:y1="31.037cm" svg:x2="26.94cm" svg:y2="31.027cm" draw:start-shape="id2" draw:start-glue-point="7" draw:end-shape="id25" draw:end-glue-point="1" svg:d="M32444 31037h-2765v-10h-2739" svg:viewBox="0 0 5505 11">
          <text:p text:style-name="P8"><text:span text:style-name="T7">37. sends</text:span></text:p>
        </draw:connector>
        <draw:custom-shape draw:style-name="gr9" draw:text-style-name="P10" xml:id="id26" draw:id="id26" draw:layer="layout" svg:width="1.397cm" svg:height="1.778cm" svg:x="34.68cm" svg:y="23.247cm">
          <text:p text:style-name="P8"><text:span text:style-name="T3">Java </text:span><text:span text:style-name="T3"><text:line-break/></text:span><text:span text:style-name="T3">log file</text:span></text:p>
          <draw:enhanced-geometry svg:viewBox="0 0 21600 21600" draw:mirror-vertical="false" draw:glue-points="10800 0 0 10800 10800 21600 21600 10800" draw:text-areas="0 0 21600 ?f11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6" draw:layer="layout" svg:x1="35.381cm" svg:y1="26.959cm" svg:x2="35.379cm" svg:y2="25.025cm" draw:start-shape="id3" draw:start-glue-point="13" draw:end-shape="id26" draw:end-glue-point="6" svg:d="M35381 26959v-967h-2v-967" svg:viewBox="0 0 3 1935">
          <text:p text:style-name="P8"><text:span text:style-name="T7">29. begins writing</text:span></text:p>
        </draw:connector>
        <draw:connector draw:style-name="gr14" draw:text-style-name="P1" draw:layer="layout" svg:x1="32.423cm" svg:y1="27.488cm" svg:x2="31.413cm" svg:y2="17.772cm" draw:start-shape="id3" draw:start-glue-point="18" draw:end-shape="id16" draw:end-glue-point="11" svg:d="M32423 27488h-1010v-9716" svg:viewBox="0 0 1011 9717">
          <text:p/>
        </draw:connector>
        <draw:connector draw:style-name="gr14" draw:text-style-name="P1" draw:layer="layout" svg:x1="35.945cm" svg:y1="28.615cm" svg:x2="36.473cm" svg:y2="18.097cm" draw:start-shape="id3" draw:start-glue-point="12" draw:end-shape="id27" svg:d="M35945 28615h528v-10518" svg:viewBox="0 0 529 10519">
          <text:p/>
        </draw:connector>
        <draw:connector draw:style-name="gr14" draw:text-style-name="P1" draw:layer="layout" svg:x1="32.399cm" svg:y1="28.289cm" svg:x2="26.856cm" svg:y2="17.743cm" draw:start-shape="id3" draw:start-glue-point="3" draw:end-shape="id12" draw:end-glue-point="12" svg:d="M32399 28289h-5543v-10546" svg:viewBox="0 0 5544 10547">
          <text:p/>
        </draw:connector>
        <draw:connector draw:style-name="gr14" draw:text-style-name="P1" draw:layer="layout" svg:x1="32.402cm" svg:y1="29.25cm" svg:x2="22.155cm" svg:y2="17.853cm" draw:start-shape="id3" draw:start-glue-point="22" draw:end-shape="id11" draw:end-glue-point="2" svg:d="M32402 29250h-10247v-11397" svg:viewBox="0 0 10248 11398">
          <text:p/>
        </draw:connector>
        <draw:connector draw:style-name="gr14" draw:text-style-name="P1" draw:layer="layout" svg:x1="32.423cm" svg:y1="27.824cm" svg:x2="18.541cm" svg:y2="17.701cm" draw:start-shape="id3" draw:start-glue-point="19" draw:end-shape="id14" draw:end-glue-point="5" svg:d="M32423 27824h-13882v-10123" svg:viewBox="0 0 13883 10124">
          <text:p/>
        </draw:connector>
        <draw:connector draw:style-name="gr14" draw:text-style-name="P1" draw:layer="layout" svg:x1="32.423cm" svg:y1="28.914cm" svg:x2="27.57cm" svg:y2="17.743cm" draw:start-shape="id3" draw:start-glue-point="21" draw:end-shape="id12" draw:end-glue-point="9" svg:d="M32423 28914h-4853v-11171" svg:viewBox="0 0 4854 11172">
          <text:p/>
        </draw:connector>
        <draw:frame draw:style-name="gr20" draw:text-style-name="P24" draw:layer="layout" svg:width="4.329cm" svg:height="0.637cm" svg:x="28.227cm" svg:y="27.971cm">
          <draw:text-box>
            <text:p><text:span text:style-name="T6">33. inserts detail record</text:span></text:p>
          </draw:text-box>
        </draw:frame>
        <draw:frame draw:style-name="gr33" draw:text-style-name="P24" draw:layer="layout" svg:width="4.328cm" svg:height="0.637cm" svg:x="28.203cm" svg:y="27.524cm">
          <draw:text-box>
            <text:p><text:span text:style-name="T7">31. obtains new job_id</text:span></text:p>
          </draw:text-box>
          <draw:glue-point draw:id="4" svg:x="-4.4cm" svg:y="-5cm"/>
        </draw:frame>
        <draw:frame draw:style-name="gr35" draw:text-style-name="P24" draw:layer="layout" svg:width="2.603cm" svg:height="1.795cm" svg:x="32.801cm" svg:y="20.579cm">
          <draw:text-box>
            <text:p><text:span text:style-name="T7">32. updates the control record with the job_id</text:span></text:p>
          </draw:text-box>
        </draw:frame>
        <draw:frame draw:style-name="gr36" draw:text-style-name="P24" draw:layer="layout" svg:width="3.095cm" svg:height="1.795cm" svg:x="29.432cm" svg:y="24.197cm">
          <draw:text-box>
            <text:p><text:span text:style-name="T6">30. checks for record with matching job name</text:span></text:p>
          </draw:text-box>
          <draw:glue-point draw:id="4" svg:x="-4.621cm" svg:y="-2.715cm"/>
          <draw:glue-point draw:id="5" svg:x="-4.688cm" svg:y="-0.015cm"/>
          <draw:glue-point draw:id="6" svg:x="-4.195cm" svg:y="-0.832cm"/>
        </draw:frame>
        <draw:connector draw:style-name="gr14" draw:text-style-name="P1" draw:layer="layout" svg:x1="33.029cm" svg:y1="27.009cm" svg:x2="32.442cm" svg:y2="17.764cm" draw:start-shape="id3" draw:start-glue-point="16" draw:end-shape="id16" draw:end-glue-point="10" svg:d="M33029 27009v-4644h-587v-4601" svg:viewBox="0 0 588 9246">
          <text:p/>
        </draw:connector>
        <draw:frame draw:style-name="gr37" draw:text-style-name="P24" draw:layer="layout" svg:width="3.063cm" svg:height="1.023cm" svg:x="35.526cm" svg:y="21.219cm">
          <draw:text-box>
            <text:p><text:span text:style-name="T7">34. </text:span><text:span text:style-name="T7">calls </text:span><text:span text:style-name="T7">store</text:span><text:span text:style-name="T7">d </text:span><text:span text:style-name="T7"><text:line-break/></text:span><text:span text:style-name="T7">proce</text:span><text:span text:style-name="T7">dure</text:span></text:p>
          </draw:text-box>
        </draw:frame>
        <draw:frame draw:style-name="gr38" draw:text-style-name="P25" draw:layer="layout" svg:width="4.528cm" svg:height="0.638cm" svg:x="28.1cm" svg:y="28.576cm">
          <draw:text-box>
            <text:p><text:span text:style-name="T5">35. </text:span><text:span text:style-name="T5">updat</text:span><text:span text:style-name="T5">es </text:span><text:span text:style-name="T5">detail </text:span><text:span text:style-name="T5">record</text:span></text:p>
          </draw:text-box>
        </draw:frame>
        <draw:frame draw:style-name="gr39" draw:text-style-name="P25" draw:layer="layout" svg:width="5.015cm" svg:height="0.637cm" svg:x="27.865cm" svg:y="28.954cm">
          <draw:text-box>
            <text:p><text:span text:style-name="T5">36. </text:span><text:span text:style-name="T5">upda</text:span><text:span text:style-name="T5">tes </text:span><text:span text:style-name="T5">head</text:span><text:span text:style-name="T5">er </text:span><text:span text:style-name="T5">recor</text:span><text:span text:style-name="T5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0.64cm" fo:page-height="41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nald</meta:initial-creator>
    <meta:creation-date>2021-06-16T11:00:55.428742775</meta:creation-date>
    <dc:date>2021-06-16T18:39:10.156485857</dc:date>
    <dc:creator>Jonathan Donald</dc:creator>
    <meta:editing-duration>PT3H9M19S</meta:editing-duration>
    <meta:editing-cycles>16</meta:editing-cycles>
    <meta:generator>LibreOffice/6.1.5.2$Linux_X86_64 LibreOffice_project/10$Build-2</meta:generator>
    <meta:document-statistic meta:object-count="112"/>
  </office:meta>
</office:document-meta>
</file>